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yloadHelper.decodeFloat( byte [ ] bytes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Helper.encodeFloat( float payload , byte [ ] data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Helper.encodeInt( int payload , byte [ ] data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yloadHelper.decodeFloat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Helper.decodeInt( byte [ ] bytes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yloadHelper.encodeFloat( floa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